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a68" officeooo:paragraph-rsid="001fa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s:</text:p>
      <text:p text:style-name="P1"/>
      <text:p text:style-name="P1">When I am able to sacrifice several gigabytes to this folder, make a copy of the SFW and NSFW folders contents and put them into the SFW+NSFW(all)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0:33:15.084000000</meta:creation-date>
    <dc:date>2019-07-09T20:34:06.065000000</dc:date>
    <meta:editing-duration>PT53S</meta:editing-duration>
    <meta:editing-cycles>1</meta:editing-cycles>
    <meta:document-statistic meta:table-count="0" meta:image-count="0" meta:object-count="0" meta:page-count="1" meta:paragraph-count="2" meta:word-count="29" meta:character-count="159" meta:non-whitespace-character-count="132"/>
    <meta:generator>LibreOffice/6.1.2.1$Windows_X86_64 LibreOffice_project/65905a128db06ba48db947242809d14d3f9a93fe</meta:generator>
  </office:meta>
</office:document-meta>
</file>